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6000000CF1A9E0A11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fo:font-size="12pt" fo:font-style="normal" fo:font-weight="normal" style:font-size-asian="12pt" style:font-style-asian="normal" style:font-weight-asian="normal"/>
    </style:style>
    <style:style style:name="P2" style:family="paragraph" style:parent-style-name="Standard">
      <style:paragraph-properties>
        <style:tab-stops>
          <style:tab-stop style:position="3.5791in"/>
        </style:tab-stops>
      </style:paragraph-properties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text-align="center"/>
      <style:text-properties style:font-name="Arial" fo:font-size="8pt" style:font-size-asian="8pt" style:font-size-complex="8pt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text-align="center"/>
      <style:text-properties style:font-name="Arial" fo:font-size="12pt" style:font-size-asian="12pt" style:font-size-complex="12pt"/>
    </style:style>
    <style:style style:name="P7" style:family="paragraph">
      <style:text-properties style:font-name="Arial1" fo:font-size="8pt" style:font-size-asian="8pt" style:font-size-complex="8pt"/>
    </style:style>
    <style:style style:name="P8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</style:style>
    <style:style style:name="P1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12pt" style:font-size-asian="12pt" style:font-size-complex="12pt" fo:hyphenate="false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ff3333" style:font-name="Arial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Arial1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192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1929in" style:run-through="foreground"/>
    </style:style>
    <style:style style:name="gr4" style:family="graphic">
      <style:graphic-properties draw:stroke="none" svg:stroke-color="#000000" draw:fill="none" draw:fill-color="#ffffff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2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31" draw:style-name="gr5" draw:text-style-name="P7" svg:width="1.9504in" svg:height="0.1835in" svg:x="2.9654in" svg:y="1.4264in"><draw:text-box><text:p text:style-name="P3"><text:span text:style-name="T4"><text:a xlink:href="python://o.name" xlink:type="simple">NOMOR</text:a></text:span></text:p></draw:text-box></draw:frame></text:p>
      <text:p text:style-name="P2"><draw:g text:anchor-type="paragraph" draw:z-index="29" draw:style-name="gr2"><draw:frame draw:style-name="gr3" draw:text-style-name="P5" svg:width="0.1858in" svg:height="0.1933in" svg:x="1.7047in" svg:y="2.0492in"><draw:text-box><text:p text:style-name="P3"><text:span text:style-name="T2"><text:a xlink:href="python://get_alamat_wajib_pajak(o,1)" xlink:type="simple">1</text:a></text:span></text:p></draw:text-box></draw:frame><draw:frame draw:style-name="gr3" draw:text-style-name="P5" svg:width="0.1858in" svg:height="0.1933in" svg:x="1.902in" svg:y="2.0492in"><draw:text-box><text:p text:style-name="P3"><text:span text:style-name="T2"><text:a xlink:href="python://get_alamat_wajib_pajak(o,2)" xlink:type="simple">2</text:a></text:span></text:p></draw:text-box></draw:frame><draw:frame draw:style-name="gr3" draw:text-style-name="P5" svg:width="0.1858in" svg:height="0.1933in" svg:x="2.1016in" svg:y="2.0492in"><draw:text-box><text:p text:style-name="P3"><text:span text:style-name="T2"><text:a xlink:href="python://get_alamat_wajib_pajak(o,3)" xlink:type="simple">3</text:a></text:span></text:p></draw:text-box></draw:frame><draw:frame draw:style-name="gr3" draw:text-style-name="P5" svg:width="0.1858in" svg:height="0.1933in" svg:x="2.3126in" svg:y="2.0492in"><draw:text-box><text:p text:style-name="P3"><text:span text:style-name="T2"><text:a xlink:href="python://get_alamat_wajib_pajak(o,4)" xlink:type="simple">4</text:a></text:span></text:p></draw:text-box></draw:frame><draw:frame draw:style-name="gr3" draw:text-style-name="P5" svg:width="0.1858in" svg:height="0.1933in" svg:x="2.5118in" svg:y="2.05in"><draw:text-box><text:p text:style-name="P3"><text:span text:style-name="T2"><text:a xlink:href="python://get_alamat_wajib_pajak(o,5)" xlink:type="simple">5</text:a></text:span></text:p></draw:text-box></draw:frame><draw:frame draw:style-name="gr3" draw:text-style-name="P5" svg:width="0.1858in" svg:height="0.1933in" svg:x="2.7091in" svg:y="2.05in"><draw:text-box><text:p text:style-name="P3"><text:span text:style-name="T2"><text:a xlink:href="python://get_alamat_wajib_pajak(o,6)" xlink:type="simple">6</text:a></text:span></text:p></draw:text-box></draw:frame><draw:frame draw:style-name="gr3" draw:text-style-name="P5" svg:width="0.1858in" svg:height="0.1933in" svg:x="2.9063in" svg:y="2.05in"><draw:text-box><text:p text:style-name="P3"><text:span text:style-name="T2"><text:a xlink:href="python://get_alamat_wajib_pajak(o,7)" xlink:type="simple">7</text:a></text:span></text:p></draw:text-box></draw:frame><draw:frame draw:style-name="gr3" draw:text-style-name="P5" svg:width="0.1862in" svg:height="0.1933in" svg:x="3.1035in" svg:y="2.05in"><draw:text-box><text:p text:style-name="P3"><text:span text:style-name="T2"><text:a xlink:href="python://get_alamat_wajib_pajak(o,8)" xlink:type="simple">8</text:a></text:span></text:p></draw:text-box></draw:frame><draw:frame draw:style-name="gr3" draw:text-style-name="P5" svg:width="0.1858in" svg:height="0.1933in" svg:x="3.3106in" svg:y="2.05in"><draw:text-box><text:p text:style-name="P3"><text:span text:style-name="T2"><text:a xlink:href="python://get_alamat_wajib_pajak(o,9)" xlink:type="simple">9</text:a></text:span></text:p></draw:text-box></draw:frame><draw:frame draw:style-name="gr3" draw:text-style-name="P6" svg:width="0.1921in" svg:height="0.1933in" svg:x="3.5075in" svg:y="2.05in"><draw:text-box><text:p text:style-name="P3"><text:span text:style-name="T2"><text:a xlink:href="python://get_alamat_wajib_pajak(o,10)" xlink:type="simple">10</text:a></text:span></text:p></draw:text-box></draw:frame><draw:frame draw:style-name="gr3" draw:text-style-name="P6" svg:width="0.1921in" svg:height="0.1933in" svg:x="3.698in" svg:y="2.05in"><draw:text-box><text:p text:style-name="P3"><text:span text:style-name="T2"><text:a xlink:href="python://get_alamat_wajib_pajak(o,11)" xlink:type="simple">11</text:a></text:span></text:p></draw:text-box></draw:frame><draw:frame draw:style-name="gr3" draw:text-style-name="P6" svg:width="0.1913in" svg:height="0.1933in" svg:x="3.8972in" svg:y="2.05in"><draw:text-box><text:p text:style-name="P3"><text:span text:style-name="T2"><text:a xlink:href="python://get_alamat_wajib_pajak(o,12)" xlink:type="simple">12</text:a></text:span></text:p></draw:text-box></draw:frame><draw:frame draw:style-name="gr3" draw:text-style-name="P6" svg:width="0.1921in" svg:height="0.1933in" svg:x="4.1035in" svg:y="2.05in"><draw:text-box><text:p text:style-name="P3"><text:span text:style-name="T2"><text:a xlink:href="python://get_alamat_wajib_pajak(o,13)" xlink:type="simple">13</text:a></text:span></text:p></draw:text-box></draw:frame><draw:frame draw:style-name="gr3" draw:text-style-name="P6" svg:width="0.1921in" svg:height="0.1933in" svg:x="4.3106in" svg:y="2.05in"><draw:text-box><text:p text:style-name="P3"><text:span text:style-name="T2"><text:a xlink:href="python://get_alamat_wajib_pajak(o,14)" xlink:type="simple">14</text:a></text:span></text:p></draw:text-box></draw:frame><draw:frame draw:style-name="gr3" draw:text-style-name="P6" svg:width="0.1913in" svg:height="0.1933in" svg:x="4.5016in" svg:y="2.05in"><draw:text-box><text:p text:style-name="P3"><text:span text:style-name="T2"><text:a xlink:href="python://get_alamat_wajib_pajak(o,15)" xlink:type="simple">15</text:a></text:span></text:p></draw:text-box></draw:frame><draw:frame draw:style-name="gr3" draw:text-style-name="P6" svg:width="0.1921in" svg:height="0.1933in" svg:x="4.7075in" svg:y="2.05in"><draw:text-box><text:p text:style-name="P3"><text:span text:style-name="T2"><text:a xlink:href="python://get_alamat_wajib_pajak(o,16)" xlink:type="simple">16</text:a></text:span></text:p></draw:text-box></draw:frame><draw:frame draw:style-name="gr3" draw:text-style-name="P6" svg:width="0.1921in" svg:height="0.1933in" svg:x="4.8988in" svg:y="2.05in"><draw:text-box><text:p text:style-name="P3"><text:span text:style-name="T2"><text:a xlink:href="python://get_alamat_wajib_pajak(o,17)" xlink:type="simple">17</text:a></text:span></text:p></draw:text-box></draw:frame><draw:frame draw:style-name="gr3" draw:text-style-name="P6" svg:width="0.1921in" svg:height="0.1933in" svg:x="5.1134in" svg:y="2.05in"><draw:text-box><text:p text:style-name="P3"><text:span text:style-name="T2"><text:a xlink:href="python://get_alamat_wajib_pajak(o,18)" xlink:type="simple">18</text:a></text:span></text:p></draw:text-box></draw:frame><draw:frame draw:style-name="gr3" draw:text-style-name="P6" svg:width="0.1913in" svg:height="0.1933in" svg:x="5.3043in" svg:y="2.05in"><draw:text-box><text:p text:style-name="P3"><text:span text:style-name="T2"><text:a xlink:href="python://get_alamat_wajib_pajak(o,19)" xlink:type="simple">19</text:a></text:span></text:p></draw:text-box></draw:frame><draw:frame draw:style-name="gr3" draw:text-style-name="P6" svg:width="0.1913in" svg:height="0.1933in" svg:x="5.5028in" svg:y="2.05in"><draw:text-box><text:p text:style-name="P3"><text:span text:style-name="T2"><text:a xlink:href="python://get_alamat_wajib_pajak(o,20)" xlink:type="simple">20</text:a></text:span></text:p></draw:text-box></draw:frame><draw:frame draw:style-name="gr3" draw:text-style-name="P6" svg:width="0.1921in" svg:height="0.1933in" svg:x="5.7016in" svg:y="2.05in"><draw:text-box><text:p text:style-name="P3"><text:span text:style-name="T2"><text:a xlink:href="python://get_alamat_wajib_pajak(o,21)" xlink:type="simple">21</text:a></text:span></text:p></draw:text-box></draw:frame><draw:frame draw:style-name="gr3" draw:text-style-name="P6" svg:width="0.1921in" svg:height="0.1933in" svg:x="5.9075in" svg:y="2.05in"><draw:text-box><text:p text:style-name="P3"><text:span text:style-name="T2"><text:a xlink:href="python://get_alamat_wajib_pajak(o,22)" xlink:type="simple">22</text:a></text:span></text:p></draw:text-box></draw:frame><draw:frame draw:style-name="gr3" draw:text-style-name="P6" svg:width="0.1913in" svg:height="0.1933in" svg:x="6.1071in" svg:y="2.05in"><draw:text-box><text:p text:style-name="P3"><text:span text:style-name="T2"><text:a xlink:href="python://get_alamat_wajib_pajak(o,23)" xlink:type="simple">23</text:a></text:span></text:p></draw:text-box></draw:frame><draw:frame draw:style-name="gr3" draw:text-style-name="P6" svg:width="0.1921in" svg:height="0.1933in" svg:x="6.3055in" svg:y="2.05in"><draw:text-box><text:p text:style-name="P3"><text:span text:style-name="T2"><text:a xlink:href="python://get_alamat_wajib_pajak(o,24)" xlink:type="simple">24</text:a></text:span></text:p></draw:text-box></draw:frame><draw:frame draw:style-name="gr3" draw:text-style-name="P6" svg:width="0.1921in" svg:height="0.1933in" svg:x="6.5043in" svg:y="2.05in"><draw:text-box><text:p text:style-name="P3"><text:span text:style-name="T2"><text:a xlink:href="python://get_alamat_wajib_pajak(o,25)" xlink:type="simple">25</text:a></text:span></text:p></draw:text-box></draw:frame><draw:frame draw:style-name="gr3" draw:text-style-name="P6" svg:width="0.1921in" svg:height="0.1933in" svg:x="6.7028in" svg:y="2.05in"><draw:text-box><text:p text:style-name="P3"><text:span text:style-name="T2"><text:a xlink:href="python://get_alamat_wajib_pajak(o,26)" xlink:type="simple">26</text:a></text:span></text:p></draw:text-box></draw:frame><draw:frame draw:style-name="gr3" draw:text-style-name="P6" svg:width="0.1913in" svg:height="0.1933in" svg:x="6.9098in" svg:y="2.05in"><draw:text-box><text:p text:style-name="P3"><text:span text:style-name="T2"><text:a xlink:href="python://get_alamat_wajib_pajak(o,27)" xlink:type="simple">27</text:a></text:span></text:p></draw:text-box></draw:frame><draw:frame draw:style-name="gr3" draw:text-style-name="P5" svg:width="0.1858in" svg:height="0.1933in" svg:x="1.4972in" svg:y="2.05in"><draw:text-box><text:p text:style-name="P3"><text:span text:style-name="T2"><text:a xlink:href="python://get_alamat_wajib_pajak(o,0)" xlink:type="simple">0</text:a></text:span></text:p></draw:text-box></draw:frame><draw:frame draw:style-name="gr3" draw:text-style-name="P6" svg:width="0.1921in" svg:height="0.1933in" svg:x="7.1161in" svg:y="2.05in"><draw:text-box><text:p text:style-name="P3"><text:span text:style-name="T2"><text:a xlink:href="python://get_alamat_wajib_pajak(o,28)" xlink:type="simple">28</text:a></text:span></text:p></draw:text-box></draw:frame></draw:g><draw:frame text:anchor-type="paragraph" draw:z-index="0" draw:style-name="gr1" draw:text-style-name="P4" svg:width="0.1787in" svg:height="0.1933in" svg:x="1.698in" svg:y="1.8272in"><draw:text-box><text:p text:style-name="P3"><text:span text:style-name="T1"><text:a xlink:href="python://get_nama_wajib_pajak(o,1)" xlink:type="simple">1</text:a></text:span></text:p></draw:text-box></draw:frame><draw:frame text:anchor-type="paragraph" draw:z-index="1" draw:style-name="gr1" draw:text-style-name="P4" svg:width="0.1787in" svg:height="0.1933in" svg:x="1.8972in" svg:y="1.8272in"><draw:text-box><text:p text:style-name="P3"><text:span text:style-name="T1"><text:a xlink:href="python://get_nama_wajib_pajak(o,2)" xlink:type="simple">2</text:a></text:span></text:p></draw:text-box></draw:frame><draw:frame text:anchor-type="paragraph" draw:z-index="2" draw:style-name="gr1" draw:text-style-name="P4" svg:width="0.1787in" svg:height="0.1933in" svg:x="2.1035in" svg:y="1.8272in"><draw:text-box><text:p text:style-name="P3"><text:span text:style-name="T1"><text:a xlink:href="python://get_nama_wajib_pajak(o,3)" xlink:type="simple">3</text:a></text:span></text:p></draw:text-box></draw:frame><draw:frame text:anchor-type="paragraph" draw:z-index="3" draw:style-name="gr1" draw:text-style-name="P4" svg:width="0.1787in" svg:height="0.1933in" svg:x="2.3016in" svg:y="1.8272in"><draw:text-box><text:p text:style-name="P3"><text:span text:style-name="T1"><text:a xlink:href="python://get_nama_wajib_pajak(o,4)" xlink:type="simple">4</text:a></text:span></text:p></draw:text-box></draw:frame><draw:frame text:anchor-type="paragraph" draw:z-index="4" draw:style-name="gr1" draw:text-style-name="P5" svg:width="0.1787in" svg:height="0.1933in" svg:x="2.5028in" svg:y="1.8272in"><draw:text-box><text:p text:style-name="P3"><text:span text:style-name="T2"><text:a xlink:href="python://get_nama_wajib_pajak(o,5)" xlink:type="simple">5</text:a></text:span></text:p></draw:text-box></draw:frame><draw:frame text:anchor-type="paragraph" draw:z-index="5" draw:style-name="gr1" draw:text-style-name="P5" svg:width="0.1787in" svg:height="0.1933in" svg:x="2.702in" svg:y="1.8272in"><draw:text-box><text:p text:style-name="P3"><text:span text:style-name="T2"><text:a xlink:href="python://get_nama_wajib_pajak(o,6)" xlink:type="simple">6</text:a></text:span></text:p></draw:text-box></draw:frame><draw:frame text:anchor-type="paragraph" draw:z-index="6" draw:style-name="gr1" draw:text-style-name="P5" svg:width="0.1787in" svg:height="0.1933in" svg:x="2.9016in" svg:y="1.8272in"><draw:text-box><text:p text:style-name="P3"><text:span text:style-name="T2"><text:a xlink:href="python://get_nama_wajib_pajak(o,7)" xlink:type="simple">7</text:a></text:span></text:p></draw:text-box></draw:frame><draw:frame text:anchor-type="paragraph" draw:z-index="7" draw:style-name="gr1" draw:text-style-name="P4" svg:width="0.1787in" svg:height="0.1933in" svg:x="3.1055in" svg:y="1.828in"><draw:text-box><text:p text:style-name="P3"><text:span text:style-name="T1"><text:a xlink:href="python://get_nama_wajib_pajak(o,8)" xlink:type="simple">8</text:a></text:span></text:p></draw:text-box></draw:frame><draw:frame text:anchor-type="paragraph" draw:z-index="8" draw:style-name="gr1" draw:text-style-name="P4" svg:width="0.1787in" svg:height="0.1933in" svg:x="3.3043in" svg:y="1.8272in"><draw:text-box><text:p text:style-name="P3"><text:span text:style-name="T1"><text:a xlink:href="python://get_nama_wajib_pajak(o,9)" xlink:type="simple">9</text:a></text:span></text:p></draw:text-box></draw:frame><draw:frame text:anchor-type="paragraph" draw:z-index="9" draw:style-name="gr1" draw:text-style-name="P6" svg:width="0.1843in" svg:height="0.1933in" svg:x="3.5035in" svg:y="1.828in"><draw:text-box><text:p text:style-name="P3"><text:span text:style-name="T1"><text:a xlink:href="python://get_nama_wajib_pajak(o,10)" xlink:type="simple">10</text:a></text:span></text:p></draw:text-box></draw:frame><draw:frame text:anchor-type="paragraph" draw:z-index="10" draw:style-name="gr1" draw:text-style-name="P6" svg:width="0.1843in" svg:height="0.1933in" svg:x="3.7016in" svg:y="1.828in"><draw:text-box><text:p text:style-name="P3"><text:span text:style-name="T1"><text:a xlink:href="python://get_nama_wajib_pajak(o,11)" xlink:type="simple">11</text:a></text:span></text:p></draw:text-box></draw:frame><draw:frame text:anchor-type="paragraph" draw:z-index="11" draw:style-name="gr1" draw:text-style-name="P6" svg:width="0.1843in" svg:height="0.1933in" svg:x="3.8972in" svg:y="1.828in"><draw:text-box><text:p text:style-name="P3"><text:span text:style-name="T1"><text:a xlink:href="python://get_nama_wajib_pajak(o,12)" xlink:type="simple">12</text:a></text:span></text:p></draw:text-box></draw:frame><draw:frame text:anchor-type="paragraph" draw:z-index="12" draw:style-name="gr1" draw:text-style-name="P6" svg:width="0.1843in" svg:height="0.1933in" svg:x="4.1055in" svg:y="1.828in"><draw:text-box><text:p text:style-name="P3"><text:span text:style-name="T1"><text:a xlink:href="python://get_nama_wajib_pajak(o,13)" xlink:type="simple">13</text:a></text:span></text:p></draw:text-box></draw:frame><draw:frame text:anchor-type="paragraph" draw:z-index="13" draw:style-name="gr1" draw:text-style-name="P6" svg:width="0.1843in" svg:height="0.1933in" svg:x="4.3043in" svg:y="1.828in"><draw:text-box><text:p text:style-name="P3"><text:span text:style-name="T1"><text:a xlink:href="python://get_nama_wajib_pajak(o,14)" xlink:type="simple">14</text:a></text:span></text:p></draw:text-box></draw:frame><draw:frame text:anchor-type="paragraph" draw:z-index="14" draw:style-name="gr1" draw:text-style-name="P6" svg:width="0.1843in" svg:height="0.1933in" svg:x="4.5071in" svg:y="1.828in"><draw:text-box><text:p text:style-name="P3"><text:span text:style-name="T1"><text:a xlink:href="python://get_nama_wajib_pajak(o,15)" xlink:type="simple">15</text:a></text:span></text:p></draw:text-box></draw:frame><draw:frame text:anchor-type="paragraph" draw:z-index="15" draw:style-name="gr1" draw:text-style-name="P6" svg:width="0.1843in" svg:height="0.1933in" svg:x="4.7154in" svg:y="1.828in"><draw:text-box><text:p text:style-name="P3"><text:span text:style-name="T1"><text:a xlink:href="python://get_nama_wajib_pajak(o,16)" xlink:type="simple">16</text:a></text:span></text:p></draw:text-box></draw:frame><draw:frame text:anchor-type="paragraph" draw:z-index="16" draw:style-name="gr1" draw:text-style-name="P6" svg:width="0.1843in" svg:height="0.1933in" svg:x="4.9181in" svg:y="1.828in"><draw:text-box><text:p text:style-name="P3"><text:span text:style-name="T1"><text:a xlink:href="python://get_nama_wajib_pajak(o,17)" xlink:type="simple">17</text:a></text:span></text:p></draw:text-box></draw:frame><draw:frame text:anchor-type="paragraph" draw:z-index="17" draw:style-name="gr1" draw:text-style-name="P6" svg:width="0.1843in" svg:height="0.1933in" svg:x="5.1146in" svg:y="1.828in"><draw:text-box><text:p text:style-name="P3"><text:span text:style-name="T1"><text:a xlink:href="python://get_nama_wajib_pajak(o,18)" xlink:type="simple">18</text:a></text:span></text:p></draw:text-box></draw:frame><draw:frame text:anchor-type="paragraph" draw:z-index="18" draw:style-name="gr1" draw:text-style-name="P6" svg:width="0.1843in" svg:height="0.1933in" svg:x="5.3173in" svg:y="1.828in"><draw:text-box><text:p text:style-name="P3"><text:span text:style-name="T1"><text:a xlink:href="python://get_nama_wajib_pajak(o,19)" xlink:type="simple">19</text:a></text:span></text:p></draw:text-box></draw:frame><draw:frame text:anchor-type="paragraph" draw:z-index="19" draw:style-name="gr1" draw:text-style-name="P6" svg:width="0.1843in" svg:height="0.1933in" svg:x="5.5181in" svg:y="1.828in"><draw:text-box><text:p text:style-name="P3"><text:span text:style-name="T1"><text:a xlink:href="python://get_nama_wajib_pajak(o,20)" xlink:type="simple">20</text:a></text:span></text:p></draw:text-box></draw:frame><draw:frame text:anchor-type="paragraph" draw:z-index="20" draw:style-name="gr1" draw:text-style-name="P6" svg:width="0.1843in" svg:height="0.1933in" svg:x="5.7189in" svg:y="1.828in"><draw:text-box><text:p text:style-name="P3"><text:span text:style-name="T1"><text:a xlink:href="python://get_nama_wajib_pajak(o,21)" xlink:type="simple">21</text:a></text:span></text:p></draw:text-box></draw:frame><draw:frame text:anchor-type="paragraph" draw:z-index="21" draw:style-name="gr1" draw:text-style-name="P6" svg:width="0.1843in" svg:height="0.1933in" svg:x="5.9173in" svg:y="1.828in"><draw:text-box><text:p text:style-name="P3"><text:span text:style-name="T1"><text:a xlink:href="python://get_nama_wajib_pajak(o,22)" xlink:type="simple">22</text:a></text:span></text:p></draw:text-box></draw:frame><draw:frame text:anchor-type="paragraph" draw:z-index="22" draw:style-name="gr1" draw:text-style-name="P6" svg:width="0.1843in" svg:height="0.1933in" svg:x="6.1228in" svg:y="1.828in"><draw:text-box><text:p text:style-name="P3"><text:span text:style-name="T1"><text:a xlink:href="python://get_nama_wajib_pajak(o,23)" xlink:type="simple">23</text:a></text:span></text:p></draw:text-box></draw:frame><draw:frame text:anchor-type="paragraph" draw:z-index="23" draw:style-name="gr1" draw:text-style-name="P6" svg:width="0.1843in" svg:height="0.1933in" svg:x="6.3189in" svg:y="1.828in"><draw:text-box><text:p text:style-name="P3"><text:span text:style-name="T1"><text:a xlink:href="python://get_nama_wajib_pajak(o,24)" xlink:type="simple">24</text:a></text:span></text:p></draw:text-box></draw:frame><draw:frame text:anchor-type="paragraph" draw:z-index="24" draw:style-name="gr1" draw:text-style-name="P6" svg:width="0.1843in" svg:height="0.1933in" svg:x="6.5291in" svg:y="1.828in"><draw:text-box><text:p text:style-name="P3"><text:span text:style-name="T1"><text:a xlink:href="python://get_nama_wajib_pajak(o,25)" xlink:type="simple">25</text:a></text:span></text:p></draw:text-box></draw:frame><draw:frame text:anchor-type="paragraph" draw:z-index="25" draw:style-name="gr1" draw:text-style-name="P6" svg:width="0.1843in" svg:height="0.1933in" svg:x="6.7299in" svg:y="1.828in"><draw:text-box><text:p text:style-name="P3"><text:span text:style-name="T1"><text:a xlink:href="python://get_nama_wajib_pajak(o,26)" xlink:type="simple">26</text:a></text:span></text:p></draw:text-box></draw:frame><draw:frame text:anchor-type="paragraph" draw:z-index="26" draw:style-name="gr1" draw:text-style-name="P6" svg:width="0.1843in" svg:height="0.1933in" svg:x="6.9283in" svg:y="1.828in"><draw:text-box><text:p text:style-name="P3"><text:span text:style-name="T1"><text:a xlink:href="python://get_nama_wajib_pajak(o,27)" xlink:type="simple">27</text:a></text:span></text:p></draw:text-box></draw:frame><draw:frame text:anchor-type="paragraph" draw:z-index="27" draw:style-name="gr1" draw:text-style-name="P4" svg:width="0.1787in" svg:height="0.1933in" svg:x="1.4937in" svg:y="1.8272in"><draw:text-box><text:p text:style-name="P3"><text:span text:style-name="T1"><text:a xlink:href="python://get_nama_wajib_pajak(o,0)" xlink:type="simple">0</text:a></text:span></text:p></draw:text-box></draw:frame><draw:frame text:anchor-type="paragraph" draw:z-index="28" draw:style-name="gr1" draw:text-style-name="P6" svg:width="0.1843in" svg:height="0.1933in" svg:x="7.1272in" svg:y="1.8272in"><draw:text-box><text:p text:style-name="P3"><text:span text:style-name="T1"><text:a xlink:href="python://get_nama_wajib_pajak(o,28)" xlink:type="simple">28</text:a></text:span></text:p></draw:text-box></draw:frame><draw:frame text:anchor-type="paragraph" draw:z-index="83" draw:style-name="gr1" draw:text-style-name="P4" svg:width="0.1787in" svg:height="0.1933in" svg:x="1.7in" svg:y="1.5945in"><draw:text-box><text:p text:style-name="P12"><text:span text:style-name="T1"><text:a xlink:href="python://get_npwp_wajib_pajak(o,1)" xlink:type="simple">1</text:a></text:span></text:p></draw:text-box></draw:frame><draw:frame text:anchor-type="paragraph" draw:z-index="84" draw:style-name="gr1" draw:text-style-name="P5" svg:width="0.1787in" svg:height="0.1933in" svg:x="2.1055in" svg:y="1.5945in"><draw:text-box><text:p text:style-name="P12"><text:span text:style-name="T1"><text:a xlink:href="python://get_npwp_wajib_pajak(o,2)" xlink:type="simple">2</text:a></text:span></text:p></draw:text-box></draw:frame><draw:frame text:anchor-type="paragraph" draw:z-index="85" draw:style-name="gr1" draw:text-style-name="P5" svg:width="0.1787in" svg:height="0.1933in" svg:x="2.3035in" svg:y="1.5945in"><draw:text-box><text:p text:style-name="P12"><text:span text:style-name="T1"><text:a xlink:href="python://get_npwp_wajib_pajak(o,3)" xlink:type="simple">3</text:a></text:span></text:p></draw:text-box></draw:frame><draw:frame text:anchor-type="paragraph" draw:z-index="86" draw:style-name="gr1" draw:text-style-name="P5" svg:width="0.1787in" svg:height="0.1933in" svg:x="2.4953in" svg:y="1.5945in"><draw:text-box><text:p text:style-name="P12"><text:span text:style-name="T1"><text:a xlink:href="python://get_npwp_wajib_pajak(o,4)" xlink:type="simple">4</text:a></text:span></text:p></draw:text-box></draw:frame><draw:frame text:anchor-type="paragraph" draw:z-index="87" draw:style-name="gr1" draw:text-style-name="P5" svg:width="0.1787in" svg:height="0.1933in" svg:x="2.9035in" svg:y="1.5945in"><draw:text-box><text:p text:style-name="P12"><text:span text:style-name="T1"><text:a xlink:href="python://get_npwp_wajib_pajak(o,5)" xlink:type="simple">5</text:a></text:span></text:p></draw:text-box></draw:frame><draw:frame text:anchor-type="paragraph" draw:z-index="88" draw:style-name="gr1" draw:text-style-name="P5" svg:width="0.1787in" svg:height="0.1933in" svg:x="3.1173in" svg:y="1.5945in"><draw:text-box><text:p text:style-name="P3"><text:span text:style-name="T2"><text:a xlink:href="python://get_npwp_wajib_pajak(o,6)" xlink:type="simple">6</text:a></text:span></text:p></draw:text-box></draw:frame><draw:frame text:anchor-type="paragraph" draw:z-index="89" draw:style-name="gr1" draw:text-style-name="P5" svg:width="0.1787in" svg:height="0.1933in" svg:x="3.3161in" svg:y="1.5945in"><draw:text-box><text:p text:style-name="P3"><text:span text:style-name="T2"><text:a xlink:href="python://get_npwp_wajib_pajak(o,7)" xlink:type="simple">7</text:a></text:span></text:p></draw:text-box></draw:frame><draw:frame text:anchor-type="paragraph" draw:z-index="90" draw:style-name="gr1" draw:text-style-name="P5" svg:width="0.1843in" svg:height="0.1933in" svg:x="3.7134in" svg:y="1.5945in"><draw:text-box><text:p text:style-name="P3"><text:span text:style-name="T2"><text:a xlink:href="python://get_npwp_wajib_pajak(o,8)" xlink:type="simple">8</text:a></text:span></text:p></draw:text-box></draw:frame><draw:frame text:anchor-type="paragraph" draw:z-index="91" draw:style-name="gr1" draw:text-style-name="P5" svg:width="0.1843in" svg:height="0.1933in" svg:x="4.1075in" svg:y="1.5945in"><draw:text-box><text:p text:style-name="P3"><text:span text:style-name="T2"><text:a xlink:href="python://get_npwp_wajib_pajak(o,9)" xlink:type="simple">9</text:a></text:span></text:p></draw:text-box></draw:frame><draw:frame text:anchor-type="paragraph" draw:z-index="92" draw:style-name="gr1" draw:text-style-name="P6" svg:width="0.1843in" svg:height="0.1933in" svg:x="4.311in" svg:y="1.5945in"><draw:text-box><text:p text:style-name="P3"><text:span text:style-name="T2"><text:a xlink:href="python://get_npwp_wajib_pajak(o,10)" xlink:type="simple">10</text:a></text:span></text:p></draw:text-box></draw:frame><draw:frame text:anchor-type="paragraph" draw:z-index="93" draw:style-name="gr1" draw:text-style-name="P6" svg:width="0.1843in" svg:height="0.1933in" svg:x="4.5138in" svg:y="1.5945in"><draw:text-box><text:p text:style-name="P3"><text:span text:style-name="T2"><text:a xlink:href="python://get_npwp_wajib_pajak(o,11)" xlink:type="simple">11</text:a></text:span></text:p></draw:text-box></draw:frame><draw:frame text:anchor-type="paragraph" draw:z-index="94" draw:style-name="gr1" draw:text-style-name="P6" svg:width="0.1843in" svg:height="0.1933in" svg:x="4.9201in" svg:y="1.5945in"><draw:text-box><text:p text:style-name="P3"><text:span text:style-name="T2"><text:a xlink:href="python://get_npwp_wajib_pajak(o,12)" xlink:type="simple">12</text:a></text:span></text:p></draw:text-box></draw:frame><draw:frame text:anchor-type="paragraph" draw:z-index="95" draw:style-name="gr1" draw:text-style-name="P6" svg:width="0.1843in" svg:height="0.1933in" svg:x="5.1217in" svg:y="1.5945in"><draw:text-box><text:p text:style-name="P3"><text:span text:style-name="T2"><text:a xlink:href="python://get_npwp_wajib_pajak(o,13)" xlink:type="simple">13</text:a></text:span></text:p></draw:text-box></draw:frame><draw:frame text:anchor-type="paragraph" draw:z-index="96" draw:style-name="gr1" draw:text-style-name="P6" svg:width="0.1843in" svg:height="0.1933in" svg:x="5.3146in" svg:y="1.5945in"><draw:text-box><text:p text:style-name="P3"><text:span text:style-name="T2"><text:a xlink:href="python://get_npwp_wajib_pajak(o,14)" xlink:type="simple">14</text:a></text:span></text:p></draw:text-box></draw:frame><draw:frame text:anchor-type="paragraph" draw:z-index="97" draw:style-name="gr1" draw:text-style-name="P4" svg:width="0.1787in" svg:height="0.1933in" svg:x="1.4957in" svg:y="1.5945in"><draw:text-box><text:p text:style-name="P12"><text:span text:style-name="T1"><text:a xlink:href="python://get_npwp_wajib_pajak(o,0)" xlink:type="simple">0</text:a></text:span></text:p></draw:text-box></draw:frame><draw:frame text:anchor-type="paragraph" draw:z-index="98" draw:style-name="gr6" draw:text-style-name="P4" svg:width="0.1858in" svg:height="0.2004in" svg:x="3.4953in" svg:y="8.3374in"><draw:text-box><text:p text:style-name="P12"><text:span text:style-name="T1"><text:a xlink:href="python://get_npwp_pemotong_pajak(o,1)" xlink:type="simple">1</text:a></text:span></text:p></draw:text-box></draw:frame><draw:frame text:anchor-type="paragraph" draw:z-index="99" draw:style-name="gr6" draw:text-style-name="P5" svg:width="0.1858in" svg:height="0.2004in" svg:x="3.8917in" svg:y="8.3374in"><draw:text-box><text:p text:style-name="P12"><text:span text:style-name="T1"><text:a xlink:href="python://get_npwp_pemotong_pajak(o,2)" xlink:type="simple">2</text:a></text:span></text:p></draw:text-box></draw:frame><draw:frame text:anchor-type="paragraph" draw:z-index="100" draw:style-name="gr6" draw:text-style-name="P5" svg:width="0.1862in" svg:height="0.2004in" svg:x="4.102in" svg:y="8.3374in"><draw:text-box><text:p text:style-name="P12"><text:span text:style-name="T1"><text:a xlink:href="python://get_npwp_pemotong_pajak(o,3)" xlink:type="simple">3</text:a></text:span></text:p></draw:text-box></draw:frame><draw:frame text:anchor-type="paragraph" draw:z-index="101" draw:style-name="gr6" draw:text-style-name="P5" svg:width="0.185in" svg:height="0.2004in" svg:x="4.302in" svg:y="8.3382in"><draw:text-box><text:p text:style-name="P12"><text:span text:style-name="T1"><text:a xlink:href="python://get_npwp_pemotong_pajak(o,4)" xlink:type="simple">4</text:a></text:span></text:p></draw:text-box></draw:frame><draw:frame text:anchor-type="paragraph" draw:z-index="102" draw:style-name="gr6" draw:text-style-name="P5" svg:width="0.1862in" svg:height="0.2004in" svg:x="4.6953in" svg:y="8.3382in"><draw:text-box><text:p text:style-name="P12"><text:span text:style-name="T1"><text:a xlink:href="python://get_npwp_pemotong_pajak(o,5)" xlink:type="simple">5</text:a></text:span></text:p></draw:text-box></draw:frame><draw:frame text:anchor-type="paragraph" draw:z-index="103" draw:style-name="gr6" draw:text-style-name="P5" svg:width="0.1862in" svg:height="0.2004in" svg:x="4.8929in" svg:y="8.3382in"><draw:text-box><text:p text:style-name="P3"><text:span text:style-name="T2"><text:a xlink:href="python://get_npwp_pemotong_pajak(o,6)" xlink:type="simple">6</text:a></text:span></text:p></draw:text-box></draw:frame><draw:frame text:anchor-type="paragraph" draw:z-index="104" draw:style-name="gr6" draw:text-style-name="P5" svg:width="0.1858in" svg:height="0.2004in" svg:x="5.1in" svg:y="8.3382in"><draw:text-box><text:p text:style-name="P3"><text:span text:style-name="T2"><text:a xlink:href="python://get_npwp_pemotong_pajak(o,7)" xlink:type="simple">7</text:a></text:span></text:p></draw:text-box></draw:frame><draw:frame text:anchor-type="paragraph" draw:z-index="105" draw:style-name="gr6" draw:text-style-name="P5" svg:width="0.1921in" svg:height="0.2004in" svg:x="5.4874in" svg:y="8.3382in"><draw:text-box><text:p text:style-name="P3"><text:span text:style-name="T2"><text:a xlink:href="python://get_npwp_pemotong_pajak(o,8)" xlink:type="simple">8</text:a></text:span></text:p></draw:text-box></draw:frame><draw:frame text:anchor-type="paragraph" draw:z-index="106" draw:style-name="gr6" draw:text-style-name="P5" svg:width="0.1921in" svg:height="0.2004in" svg:x="5.8929in" svg:y="8.3382in"><draw:text-box><text:p text:style-name="P3"><text:span text:style-name="T2"><text:a xlink:href="python://get_npwp_pemotong_pajak(o,9)" xlink:type="simple">9</text:a></text:span></text:p></draw:text-box></draw:frame><draw:frame text:anchor-type="paragraph" draw:z-index="107" draw:style-name="gr6" draw:text-style-name="P13" svg:width="0.1925in" svg:height="0.2004in" svg:x="6.0992in" svg:y="8.3382in"><draw:text-box><text:p text:style-name="P3"><text:span text:style-name="T2"><text:a xlink:href="python://get_npwp_pemotong_pajak(o,10)" xlink:type="simple">10</text:a></text:span></text:p></draw:text-box></draw:frame><draw:frame text:anchor-type="paragraph" draw:z-index="108" draw:style-name="gr6" draw:text-style-name="P13" svg:width="0.1906in" svg:height="0.2004in" svg:x="6.3063in" svg:y="8.3382in"><draw:text-box><text:p text:style-name="P3"><text:span text:style-name="T2"><text:a xlink:href="python://get_npwp_pemotong_pajak(o,11)" xlink:type="simple">11</text:a></text:span></text:p></draw:text-box></draw:frame><draw:frame text:anchor-type="paragraph" draw:z-index="109" draw:style-name="gr6" draw:text-style-name="P13" svg:width="0.1921in" svg:height="0.2004in" svg:x="6.7102in" svg:y="8.3382in"><draw:text-box><text:p text:style-name="P3"><text:span text:style-name="T2"><text:a xlink:href="python://get_npwp_pemotong_pajak(o,12)" xlink:type="simple">12</text:a></text:span></text:p></draw:text-box></draw:frame><draw:frame text:anchor-type="paragraph" draw:z-index="110" draw:style-name="gr6" draw:text-style-name="P13" svg:width="0.1921in" svg:height="0.2004in" svg:x="6.9091in" svg:y="8.3382in"><draw:text-box><text:p text:style-name="P3"><text:span text:style-name="T2"><text:a xlink:href="python://get_npwp_pemotong_pajak(o,13)" xlink:type="simple">13</text:a></text:span></text:p></draw:text-box></draw:frame><draw:frame text:anchor-type="paragraph" draw:z-index="111" draw:style-name="gr6" draw:text-style-name="P13" svg:width="0.1921in" svg:height="0.2004in" svg:x="7.1075in" svg:y="8.3382in"><draw:text-box><text:p text:style-name="P3"><text:span text:style-name="T2"><text:a xlink:href="python://get_npwp_pemotong_pajak(o,14)" xlink:type="simple">14</text:a></text:span></text:p></draw:text-box></draw:frame><draw:frame text:anchor-type="paragraph" draw:z-index="112" draw:style-name="gr6" draw:text-style-name="P4" svg:width="0.1862in" svg:height="0.2004in" svg:x="3.2874in" svg:y="8.3382in"><draw:text-box><text:p text:style-name="P12"><text:span text:style-name="T1"><text:a xlink:href="python://get_npwp_pemotong_pajak(o,0)" xlink:type="simple">0</text:a></text:span></text:p></draw:text-box></draw:frame><draw:frame text:anchor-type="paragraph" draw:z-index="113" draw:style-name="gr1" draw:text-style-name="P4" svg:width="0.1862in" svg:height="0.1933in" svg:x="3.4882in" svg:y="8.6134in"><draw:text-box><text:p text:style-name="P3"><text:span text:style-name="T1"><text:a xlink:href="python://get_nama_pemotong_pajak(o,1)" xlink:type="simple">1</text:a></text:span></text:p></draw:text-box></draw:frame><draw:frame text:anchor-type="paragraph" draw:z-index="114" draw:style-name="gr1" draw:text-style-name="P4" svg:width="0.1862in" svg:height="0.1933in" svg:x="3.6862in" svg:y="8.6134in"><draw:text-box><text:p text:style-name="P3"><text:span text:style-name="T1"><text:a xlink:href="python://get_nama_pemotong_pajak(o,2)" xlink:type="simple">2</text:a></text:span></text:p></draw:text-box></draw:frame><draw:frame text:anchor-type="paragraph" draw:z-index="115" draw:style-name="gr1" draw:text-style-name="P4" svg:width="0.1862in" svg:height="0.1933in" svg:x="3.8862in" svg:y="8.6134in"><draw:text-box><text:p text:style-name="P3"><text:span text:style-name="T1"><text:a xlink:href="python://get_nama_pemotong_pajak(o,3)" xlink:type="simple">3</text:a></text:span></text:p></draw:text-box></draw:frame><draw:frame text:anchor-type="paragraph" draw:z-index="116" draw:style-name="gr1" draw:text-style-name="P4" svg:width="0.1862in" svg:height="0.1933in" svg:x="4.098in" svg:y="8.6134in"><draw:text-box><text:p text:style-name="P3"><text:span text:style-name="T1"><text:a xlink:href="python://get_nama_pemotong_pajak(o,4)" xlink:type="simple">4</text:a></text:span></text:p></draw:text-box></draw:frame><draw:frame text:anchor-type="paragraph" draw:z-index="117" draw:style-name="gr1" draw:text-style-name="P5" svg:width="0.1862in" svg:height="0.1933in" svg:x="4.298in" svg:y="8.6134in"><draw:text-box><text:p text:style-name="P3"><text:span text:style-name="T2"><text:a xlink:href="python://get_nama_pemotong_pajak(o,5)" xlink:type="simple">5</text:a></text:span></text:p></draw:text-box></draw:frame><draw:frame text:anchor-type="paragraph" draw:z-index="118" draw:style-name="gr1" draw:text-style-name="P5" svg:width="0.1862in" svg:height="0.1933in" svg:x="4.4957in" svg:y="8.6134in"><draw:text-box><text:p text:style-name="P3"><text:span text:style-name="T2"><text:a xlink:href="python://get_nama_pemotong_pajak(o,6)" xlink:type="simple">6</text:a></text:span></text:p></draw:text-box></draw:frame><draw:frame text:anchor-type="paragraph" draw:z-index="119" draw:style-name="gr1" draw:text-style-name="P5" svg:width="0.1862in" svg:height="0.1933in" svg:x="4.6937in" svg:y="8.6134in"><draw:text-box><text:p text:style-name="P3"><text:span text:style-name="T2"><text:a xlink:href="python://get_nama_pemotong_pajak(o,7)" xlink:type="simple">7</text:a></text:span></text:p></draw:text-box></draw:frame><draw:frame text:anchor-type="paragraph" draw:z-index="120" draw:style-name="gr1" draw:text-style-name="P4" svg:width="0.1862in" svg:height="0.1933in" svg:x="4.8917in" svg:y="8.6138in"><draw:text-box><text:p text:style-name="P3"><text:span text:style-name="T1"><text:a xlink:href="python://get_nama_pemotong_pajak(o,8)" xlink:type="simple">8</text:a></text:span></text:p></draw:text-box></draw:frame><draw:frame text:anchor-type="paragraph" draw:z-index="121" draw:style-name="gr1" draw:text-style-name="P4" svg:width="0.1862in" svg:height="0.1933in" svg:x="5.0992in" svg:y="8.6134in"><draw:text-box><text:p text:style-name="P3"><text:span text:style-name="T1"><text:a xlink:href="python://get_nama_pemotong_pajak(o,9)" xlink:type="simple">9</text:a></text:span></text:p></draw:text-box></draw:frame><draw:frame text:anchor-type="paragraph" draw:z-index="122" draw:style-name="gr1" draw:text-style-name="P6" svg:width="0.1921in" svg:height="0.1933in" svg:x="5.2972in" svg:y="8.6138in"><draw:text-box><text:p text:style-name="P3"><text:span text:style-name="T1"><text:a xlink:href="python://get_nama_pemotong_pajak(o,10)" xlink:type="simple">10</text:a></text:span></text:p></draw:text-box></draw:frame><draw:frame text:anchor-type="paragraph" draw:z-index="123" draw:style-name="gr1" draw:text-style-name="P6" svg:width="0.1925in" svg:height="0.1933in" svg:x="5.4882in" svg:y="8.6138in"><draw:text-box><text:p text:style-name="P3"><text:span text:style-name="T1"><text:a xlink:href="python://get_nama_pemotong_pajak(o,11)" xlink:type="simple">11</text:a></text:span></text:p></draw:text-box></draw:frame><draw:frame text:anchor-type="paragraph" draw:z-index="124" draw:style-name="gr1" draw:text-style-name="P6" svg:width="0.1925in" svg:height="0.1933in" svg:x="5.6874in" svg:y="8.6138in"><draw:text-box><text:p text:style-name="P3"><text:span text:style-name="T1"><text:a xlink:href="python://get_nama_pemotong_pajak(o,12)" xlink:type="simple">12</text:a></text:span></text:p></draw:text-box></draw:frame><draw:frame text:anchor-type="paragraph" draw:z-index="125" draw:style-name="gr1" draw:text-style-name="P6" svg:width="0.1925in" svg:height="0.1933in" svg:x="5.8953in" svg:y="8.6138in"><draw:text-box><text:p text:style-name="P3"><text:span text:style-name="T1"><text:a xlink:href="python://get_nama_pemotong_pajak(o,13)" xlink:type="simple">13</text:a></text:span></text:p></draw:text-box></draw:frame><draw:frame text:anchor-type="paragraph" draw:z-index="126" draw:style-name="gr1" draw:text-style-name="P6" svg:width="0.1921in" svg:height="0.1933in" svg:x="6.1028in" svg:y="8.6138in"><draw:text-box><text:p text:style-name="P3"><text:span text:style-name="T1"><text:a xlink:href="python://get_nama_pemotong_pajak(o,14)" xlink:type="simple">14</text:a></text:span></text:p></draw:text-box></draw:frame><draw:frame text:anchor-type="paragraph" draw:z-index="127" draw:style-name="gr1" draw:text-style-name="P6" svg:width="0.1925in" svg:height="0.1933in" svg:x="6.3091in" svg:y="8.6138in"><draw:text-box><text:p text:style-name="P3"><text:span text:style-name="T1"><text:a xlink:href="python://get_nama_pemotong_pajak(o,15)" xlink:type="simple">15</text:a></text:span></text:p></draw:text-box></draw:frame><draw:frame text:anchor-type="paragraph" draw:z-index="128" draw:style-name="gr1" draw:text-style-name="P6" svg:width="0.1925in" svg:height="0.1933in" svg:x="6.5091in" svg:y="8.6138in"><draw:text-box><text:p text:style-name="P3"><text:span text:style-name="T1"><text:a xlink:href="python://get_nama_pemotong_pajak(o,16)" xlink:type="simple">16</text:a></text:span></text:p></draw:text-box></draw:frame><draw:frame text:anchor-type="paragraph" draw:z-index="129" draw:style-name="gr1" draw:text-style-name="P6" svg:width="0.1921in" svg:height="0.1933in" svg:x="6.7083in" svg:y="8.6138in"><draw:text-box><text:p text:style-name="P3"><text:span text:style-name="T1"><text:a xlink:href="python://get_nama_pemotong_pajak(o,17)" xlink:type="simple">17</text:a></text:span></text:p></draw:text-box></draw:frame><draw:frame text:anchor-type="paragraph" draw:z-index="130" draw:style-name="gr1" draw:text-style-name="P6" svg:width="0.1921in" svg:height="0.1933in" svg:x="6.9008in" svg:y="8.6138in"><draw:text-box><text:p text:style-name="P3"><text:span text:style-name="T1"><text:a xlink:href="python://get_nama_pemotong_pajak(o,18)" xlink:type="simple">18</text:a></text:span></text:p></draw:text-box></draw:frame><draw:frame text:anchor-type="paragraph" draw:z-index="131" draw:style-name="gr1" draw:text-style-name="P6" svg:width="0.1925in" svg:height="0.1933in" svg:x="7.1071in" svg:y="8.6138in"><draw:text-box><text:p text:style-name="P3"><text:span text:style-name="T1"><text:a xlink:href="python://get_nama_pemotong_pajak(o,19)" xlink:type="simple">19</text:a></text:span></text:p></draw:text-box></draw:frame><draw:frame text:anchor-type="paragraph" draw:z-index="132" draw:style-name="gr1" draw:text-style-name="P4" svg:width="0.1862in" svg:height="0.1933in" svg:x="3.2953in" svg:y="8.6055in"><draw:text-box><text:p text:style-name="P3"><text:span text:style-name="T1"><text:a xlink:href="python://get_nama_pemotong_pajak(o,0)" xlink:type="simple">0</text:a></text:span></text:p></draw:text-box></draw:frame><draw:frame text:anchor-type="paragraph" draw:z-index="30" draw:style-name="gr4" draw:text-style-name="P7" svg:width="6.7776in" svg:height="0.2169in" svg:x="0.0898in" svg:y="2.6591in"><draw:text-box><text:p><text:span text:style-name="T3"><text:a xlink:href="python://compute_matrix_line(o.line_ids)" xlink:type="simple">COMPUTE MATRIX</text:a></text:span></text:p></draw:text-box></draw:frame><draw:frame text:anchor-type="paragraph" draw:z-index="32" draw:style-name="gr5" draw:text-style-name="P7" svg:width="1.5295in" svg:height="0.1835in" svg:x="2.5453in" svg:y="4.1909in"><draw:text-box><text:p text:style-name="P8"><text:span text:style-name="T4"><text:a xlink:href="python://formatLang(get_matrix_line(5).get('bruto',%20%22%22))" xlink:type="simple">BRUTO_5</text:a></text:span></text:p></draw:text-box></draw:frame><draw:frame text:anchor-type="paragraph" draw:z-index="33" draw:style-name="gr5" draw:text-style-name="P7" svg:width="1.5295in" svg:height="0.1835in" svg:x="2.5453in" svg:y="3.6071in"><draw:text-box><text:p text:style-name="P8"><text:span text:style-name="T4"><text:a xlink:href="python://formatLang(get_matrix_line(4).get('bruto',%20%22%22))" xlink:type="simple">BRUTO_4</text:a></text:span></text:p></draw:text-box></draw:frame><draw:frame text:anchor-type="paragraph" draw:z-index="34" draw:style-name="gr5" draw:text-style-name="P7" svg:width="1.5295in" svg:height="0.1835in" svg:x="2.5528in" svg:y="3.4071in"><draw:text-box><text:p text:style-name="P8"><text:span text:style-name="T4"><text:a xlink:href="python://formatLang(get_matrix_line(3).get('bruto',%20%22%22))" xlink:type="simple">BRUTO_3</text:a></text:span></text:p></draw:text-box></draw:frame><draw:frame text:anchor-type="paragraph" draw:z-index="35" draw:style-name="gr5" draw:text-style-name="P7" svg:width="1.5295in" svg:height="0.1835in" svg:x="2.5555in" svg:y="3.2154in"><draw:text-box><text:p text:style-name="P8"><text:span text:style-name="T4"><text:a xlink:href="python://formatLang(get_matrix_line(2).get('bruto',%20%22%22))" xlink:type="simple">BRUTO_2</text:a></text:span></text:p></draw:text-box></draw:frame><draw:frame text:anchor-type="paragraph" draw:z-index="36" draw:style-name="gr5" draw:text-style-name="P7" svg:width="1.5295in" svg:height="0.1835in" svg:x="2.5555in" svg:y="3.0126in"><draw:text-box><text:p text:style-name="P8"><text:span text:style-name="T4"><text:a xlink:href="python://formatLang(get_matrix_line(1).get('bruto',%20%22%22))" xlink:type="simple">BRUTO_1</text:a></text:span></text:p></draw:text-box></draw:frame><draw:frame text:anchor-type="paragraph" draw:z-index="37" draw:style-name="gr5" draw:text-style-name="P7" svg:width="1.5295in" svg:height="0.1835in" svg:x="2.5528in" svg:y="4.9728in"><draw:text-box><text:p text:style-name="P8"><text:span text:style-name="T4"><text:a xlink:href="python://formatLang(get_matrix_line(6).get('bruto',%20%22%22))" xlink:type="simple">BRUTO_6</text:a></text:span></text:p></draw:text-box></draw:frame><draw:frame text:anchor-type="paragraph" draw:z-index="38" draw:style-name="gr5" draw:text-style-name="P7" svg:width="1.5295in" svg:height="0.1835in" svg:x="2.5528in" svg:y="5.172in"><draw:text-box><text:p text:style-name="P8"><text:span text:style-name="T4"><text:a xlink:href="python://formatLang(get_matrix_line(7).get('bruto',%20%22%22))" xlink:type="simple">BRUTO_7</text:a></text:span></text:p></draw:text-box></draw:frame><draw:frame text:anchor-type="paragraph" draw:z-index="39" draw:style-name="gr5" draw:text-style-name="P7" svg:width="1.5295in" svg:height="0.1835in" svg:x="2.5453in" svg:y="5.3717in"><draw:text-box><text:p text:style-name="P8"><text:span text:style-name="T4"><text:a xlink:href="python://formatLang(get_matrix_line(8).get('bruto',%20%22%22))" xlink:type="simple">BRUTO_8</text:a></text:span></text:p></draw:text-box></draw:frame><draw:frame text:anchor-type="paragraph" draw:z-index="40" draw:style-name="gr5" draw:text-style-name="P7" svg:width="1.5295in" svg:height="0.1835in" svg:x="2.5453in" svg:y="5.7654in"><draw:text-box><text:p text:style-name="P8"><text:span text:style-name="T4"><text:a xlink:href="python://formatLang(get_matrix_line(9).get('bruto',%20%22%22))" xlink:type="simple">BRUTO_9</text:a></text:span></text:p></draw:text-box></draw:frame><draw:frame text:anchor-type="paragraph" draw:z-index="41" draw:style-name="gr5" draw:text-style-name="P7" svg:width="1.5295in" svg:height="0.1835in" svg:x="2.5528in" svg:y="5.9654in"><draw:text-box><text:p text:style-name="P8"><text:span text:style-name="T4"><text:a xlink:href="python://formatLang(get_matrix_line(10).get('bruto',%20%22%22))" xlink:type="simple">BRUTO_10</text:a></text:span></text:p></draw:text-box></draw:frame><draw:frame text:anchor-type="paragraph" draw:z-index="42" draw:style-name="gr5" draw:text-style-name="P7" svg:width="1.5295in" svg:height="0.1835in" svg:x="2.5453in" svg:y="6.1563in"><draw:text-box><text:p text:style-name="P8"><text:span text:style-name="T4"><text:a xlink:href="python://formatLang(get_matrix_line(11).get('bruto',%20%22%22))" xlink:type="simple">BRUTO_11</text:a></text:span></text:p></draw:text-box></draw:frame><draw:frame text:anchor-type="paragraph" draw:z-index="43" draw:style-name="gr5" draw:text-style-name="P7" svg:width="1.5295in" svg:height="0.1835in" svg:x="2.5528in" svg:y="6.3555in"><draw:text-box><text:p text:style-name="P8"><text:span text:style-name="T4"><text:a xlink:href="python://formatLang(get_matrix_line(12).get('bruto',%20%22%22))" xlink:type="simple">BRUTO_12</text:a></text:span></text:p></draw:text-box></draw:frame><draw:frame text:anchor-type="paragraph" draw:z-index="44" draw:style-name="gr5" draw:text-style-name="P7" svg:width="1.5831in" svg:height="0.1835in" svg:x="2.5016in" svg:y="6.55in"><draw:text-box><text:p text:style-name="P8"><text:span text:style-name="T4"><text:a xlink:href="python://formatLang(get_matrix_line(13).get('bruto',%20%22%22))" xlink:type="simple">BRUTO_13</text:a></text:span></text:p></draw:text-box></draw:frame><draw:frame text:anchor-type="paragraph" draw:z-index="45" draw:style-name="gr5" draw:text-style-name="P7" svg:width="1.6016in" svg:height="0.1835in" svg:x="2.4772in" svg:y="6.7508in"><draw:text-box><text:p text:style-name="P8"><text:span text:style-name="T4"><text:a xlink:href="python://formatLang(get_matrix_line(14).get('bruto',%20%22%22))" xlink:type="simple">BRUTO_14</text:a></text:span></text:p></draw:text-box></draw:frame><draw:frame text:anchor-type="paragraph" draw:z-index="46" draw:style-name="gr5" draw:text-style-name="P7" svg:width="1.5913in" svg:height="0.1835in" svg:x="5.672in" svg:y="4.1909in"><draw:text-box><text:p text:style-name="P8"><text:span text:style-name="T4"><text:a xlink:href="python://formatLang(get_matrix_line(5).get('pph_dipotong',%20%22%22))" xlink:type="simple">PPH_5</text:a></text:span></text:p></draw:text-box></draw:frame><draw:frame text:anchor-type="paragraph" draw:z-index="47" draw:style-name="gr5" draw:text-style-name="P7" svg:width="1.5913in" svg:height="0.1835in" svg:x="5.6764in" svg:y="3.6016in"><draw:text-box><text:p text:style-name="P8"><text:span text:style-name="T4"><text:a xlink:href="python://formatLang(get_matrix_line(4).get('pph_dipotong',%20%22%22))" xlink:type="simple">PPH_4</text:a></text:span></text:p></draw:text-box></draw:frame><draw:frame text:anchor-type="paragraph" draw:z-index="48" draw:style-name="gr5" draw:text-style-name="P7" svg:width="1.587in" svg:height="0.1835in" svg:x="5.6728in" svg:y="3.4043in"><draw:text-box><text:p text:style-name="P8"><text:span text:style-name="T4"><text:a xlink:href="python://formatLang(get_matrix_line(3).get('pph_dipotong',%20%22%22))" xlink:type="simple">PPH_3</text:a></text:span></text:p></draw:text-box></draw:frame><draw:frame text:anchor-type="paragraph" draw:z-index="49" draw:style-name="gr5" draw:text-style-name="P7" svg:width="1.5831in" svg:height="0.1835in" svg:x="5.6846in" svg:y="3.211in"><draw:text-box><text:p text:style-name="P8"><text:span text:style-name="T4"><text:a xlink:href="python://formatLang(get_matrix_line(2).get('pph_dipotong',%20%22%22))" xlink:type="simple">PPH_2</text:a></text:span></text:p></draw:text-box></draw:frame><draw:frame text:anchor-type="paragraph" draw:z-index="50" draw:style-name="gr5" draw:text-style-name="P7" svg:width="1.5787in" svg:height="0.1835in" svg:x="5.6846in" svg:y="3.0118in"><draw:text-box><text:p text:style-name="P8"><text:span text:style-name="T4"><text:a xlink:href="python://formatLang(get_matrix_line(1).get('pph_dipotong',%20%22%22))" xlink:type="simple">PPH_1</text:a></text:span></text:p></draw:text-box></draw:frame><draw:frame text:anchor-type="paragraph" draw:z-index="51" draw:style-name="gr5" draw:text-style-name="P7" svg:width="1.5831in" svg:height="0.1835in" svg:x="5.6846in" svg:y="4.9736in"><draw:text-box><text:p text:style-name="P8"><text:span text:style-name="T4"><text:a xlink:href="python://formatLang(get_matrix_line(6).get('pph_dipotong',%20%22%22))" xlink:type="simple">PPH_6</text:a></text:span></text:p></draw:text-box></draw:frame><draw:frame text:anchor-type="paragraph" draw:z-index="52" draw:style-name="gr5" draw:text-style-name="P7" svg:width="1.5831in" svg:height="0.1835in" svg:x="5.6846in" svg:y="5.1752in"><draw:text-box><text:p text:style-name="P8"><text:span text:style-name="T4"><text:a xlink:href="python://formatLang(get_matrix_line(7).get('pph_dipotong',%20%22%22))" xlink:type="simple">PPH_7</text:a></text:span></text:p></draw:text-box></draw:frame><draw:frame text:anchor-type="paragraph" draw:z-index="53" draw:style-name="gr5" draw:text-style-name="P7" svg:width="1.5913in" svg:height="0.1835in" svg:x="5.6764in" svg:y="5.3681in"><draw:text-box><text:p text:style-name="P8"><text:span text:style-name="T4"><text:a xlink:href="python://formatLang(get_matrix_line(8).get('pph_dipotong',%20%22%22))" xlink:type="simple">PPH_8</text:a></text:span></text:p></draw:text-box></draw:frame><draw:frame text:anchor-type="paragraph" draw:z-index="54" draw:style-name="gr5" draw:text-style-name="P7" svg:width="1.5996in" svg:height="0.1835in" svg:x="5.6571in" svg:y="5.7626in"><draw:text-box><text:p text:style-name="P8"><text:span text:style-name="T4"><text:a xlink:href="python://formatLang(get_matrix_line(9).get('pph_dipotong',%20%22%22))" xlink:type="simple">PPH_9</text:a></text:span></text:p></draw:text-box></draw:frame><draw:frame text:anchor-type="paragraph" draw:z-index="55" draw:style-name="gr5" draw:text-style-name="P7" svg:width="1.5996in" svg:height="0.1835in" svg:x="5.672in" svg:y="5.9673in"><draw:text-box><text:p text:style-name="P8"><text:span text:style-name="T4"><text:a xlink:href="python://formatLang(get_matrix_line(10).get('pph_dipotong',%20%22%22))" xlink:type="simple">PPH_10</text:a></text:span></text:p></draw:text-box></draw:frame><draw:frame text:anchor-type="paragraph" draw:z-index="56" draw:style-name="gr5" draw:text-style-name="P7" svg:width="1.5953in" svg:height="0.1835in" svg:x="5.6689in" svg:y="6.161in"><draw:text-box><text:p text:style-name="P8"><text:span text:style-name="T4"><text:a xlink:href="python://formatLang(get_matrix_line(11).get('pph_dipotong',%20%22%22))" xlink:type="simple">PPH_11</text:a></text:span></text:p></draw:text-box></draw:frame><draw:frame text:anchor-type="paragraph" draw:z-index="57" draw:style-name="gr5" draw:text-style-name="P7" svg:width="1.5953in" svg:height="0.1835in" svg:x="5.6689in" svg:y="6.3618in"><draw:text-box><text:p text:style-name="P8"><text:span text:style-name="T4"><text:a xlink:href="python://formatLang(get_matrix_line(12).get('pph_dipotong',%20%22%22))" xlink:type="simple">PPH_12</text:a></text:span></text:p></draw:text-box></draw:frame><draw:frame text:anchor-type="paragraph" draw:z-index="58" draw:style-name="gr5" draw:text-style-name="P7" svg:width="1.5953in" svg:height="0.1835in" svg:x="5.6646in" svg:y="6.5634in"><draw:text-box><text:p text:style-name="P8"><text:span text:style-name="T4"><text:a xlink:href="python://formatLang(get_matrix_line(13).get('pph_dipotong',%20%22%22))" xlink:type="simple">PPH_13</text:a></text:span></text:p></draw:text-box></draw:frame><draw:frame text:anchor-type="paragraph" draw:z-index="59" draw:style-name="gr5" draw:text-style-name="P7" svg:width="1.5953in" svg:height="0.1835in" svg:x="5.672in" svg:y="6.7571in"><draw:text-box><text:p text:style-name="P8"><text:span text:style-name="T4"><text:a xlink:href="python://formatLang(get_matrix_line(14).get('pph_dipotong',%20%22%22))" xlink:type="simple">PPH_14</text:a></text:span></text:p></draw:text-box></draw:frame><draw:frame text:anchor-type="paragraph" draw:z-index="60" draw:style-name="gr5" draw:text-style-name="P9" svg:width="0.2276in" svg:height="0.1287in" svg:x="4.4417in" svg:y="4.1992in"><draw:text-box><text:p text:style-name="P3"><text:span text:style-name="T4"><text:a xlink:href="python://get_matrix_line(5).get('tarif',%20%22%22)" xlink:type="simple">5</text:a></text:span></text:p></draw:text-box></draw:frame><draw:frame text:anchor-type="paragraph" draw:z-index="61" draw:style-name="gr5" draw:text-style-name="P9" svg:width="0.2276in" svg:height="0.1287in" svg:x="4.448in" svg:y="3.6138in"><draw:text-box><text:p text:style-name="P3"><text:span text:style-name="T4"><text:a xlink:href="python://get_matrix_line(4).get('tarif',%20%22%22)" xlink:type="simple">4</text:a></text:span></text:p></draw:text-box></draw:frame><draw:frame text:anchor-type="paragraph" draw:z-index="62" draw:style-name="gr5" draw:text-style-name="P9" svg:width="0.2524in" svg:height="0.1362in" svg:x="4.4354in" svg:y="3.4008in"><draw:text-box><text:p text:style-name="P3"><text:span text:style-name="T4"><text:a xlink:href="python://get_matrix_line(3).get('tarif',%20%22%22)" xlink:type="simple">3</text:a></text:span></text:p></draw:text-box></draw:frame><draw:frame text:anchor-type="paragraph" draw:z-index="63" draw:style-name="gr5" draw:text-style-name="P9" svg:width="0.2398in" svg:height="0.128in" svg:x="4.4417in" svg:y="3.222in"><draw:text-box><text:p text:style-name="P3"><text:span text:style-name="T4"><text:a xlink:href="python://get_matrix_line(2).get('tarif',%20%22%22)" xlink:type="simple">2</text:a></text:span></text:p></draw:text-box></draw:frame><draw:frame text:anchor-type="paragraph" draw:z-index="64" draw:style-name="gr5" draw:text-style-name="P9" svg:width="0.248in" svg:height="0.1323in" svg:x="4.4374in" svg:y="3.0083in"><draw:text-box><text:p text:style-name="P3"><text:span text:style-name="T4"><text:a xlink:href="python://get_matrix_line(1).get('tarif',%20%22%22)" xlink:type="simple">1</text:a></text:span></text:p></draw:text-box></draw:frame><draw:frame text:anchor-type="paragraph" draw:z-index="65" draw:style-name="gr5" draw:text-style-name="P9" svg:width="0.2315in" svg:height="0.1394in" svg:x="4.4535in" svg:y="4.9756in"><draw:text-box><text:p text:style-name="P3"><text:span text:style-name="T4"><text:a xlink:href="python://get_matrix_line(6).get('tarif',%20%22%22)" xlink:type="simple">6</text:a></text:span></text:p></draw:text-box></draw:frame><draw:frame text:anchor-type="paragraph" draw:z-index="66" draw:style-name="gr5" draw:text-style-name="P9" svg:width="0.2398in" svg:height="0.1232in" svg:x="4.4492in" svg:y="5.1846in"><draw:text-box><text:p text:style-name="P3"><text:span text:style-name="T4"><text:a xlink:href="python://get_matrix_line(7).get('tarif',%20%22%22)" xlink:type="simple">7</text:a></text:span></text:p></draw:text-box></draw:frame><draw:frame text:anchor-type="paragraph" draw:z-index="67" draw:style-name="gr5" draw:text-style-name="P9" svg:width="0.2358in" svg:height="0.1287in" svg:x="4.4492in" svg:y="5.3681in"><draw:text-box><text:p text:style-name="P3"><text:span text:style-name="T4"><text:a xlink:href="python://get_matrix_line(8).get('tarif',%20%22%22)" xlink:type="simple">8</text:a></text:span></text:p></draw:text-box></draw:frame><draw:frame text:anchor-type="paragraph" draw:z-index="68" draw:style-name="gr5" draw:text-style-name="P9" svg:width="0.2398in" svg:height="0.1303in" svg:x="4.4453in" svg:y="5.772in"><draw:text-box><text:p text:style-name="P3"><text:span text:style-name="T4"><text:a xlink:href="python://get_matrix_line(9).get('tarif',%20%22%22)" xlink:type="simple">9</text:a></text:span></text:p></draw:text-box></draw:frame><draw:frame text:anchor-type="paragraph" draw:z-index="69" draw:style-name="gr5" draw:text-style-name="P7" svg:width="0.2398in" svg:height="0.1307in" svg:x="4.4409in" svg:y="5.9654in"><draw:text-box><text:p text:style-name="P3"><text:span text:style-name="T4"><text:a xlink:href="python://get_matrix_line(10).get('tarif',%20%22%22)" xlink:type="simple">10</text:a></text:span></text:p></draw:text-box></draw:frame><draw:frame text:anchor-type="paragraph" draw:z-index="70" draw:style-name="gr5" draw:text-style-name="P7" svg:width="0.2398in" svg:height="0.1362in" svg:x="4.4453in" svg:y="6.1693in"><draw:text-box><text:p text:style-name="P3"><text:span text:style-name="T4"><text:a xlink:href="python://get_matrix_line(11).get('tarif',%20%22%22)" xlink:type="simple">11</text:a></text:span></text:p></draw:text-box></draw:frame><draw:frame text:anchor-type="paragraph" draw:z-index="71" draw:style-name="gr5" draw:text-style-name="P7" svg:width="0.2398in" svg:height="0.1205in" svg:x="4.4417in" svg:y="6.3819in"><draw:text-box><text:p text:style-name="P3"><text:span text:style-name="T4"><text:a xlink:href="python://get_matrix_line(12).get('tarif',%20%22%22)" xlink:type="simple">12</text:a></text:span></text:p></draw:text-box></draw:frame><draw:frame text:anchor-type="paragraph" draw:z-index="72" draw:style-name="gr5" draw:text-style-name="P7" svg:width="0.2398in" svg:height="0.1295in" svg:x="4.4417in" svg:y="6.5665in"><draw:text-box><text:p text:style-name="P3"><text:span text:style-name="T4"><text:a xlink:href="python://get_matrix_line(13).get('tarif',%20%22%22)" xlink:type="simple">13</text:a></text:span></text:p></draw:text-box></draw:frame><draw:frame text:anchor-type="paragraph" draw:z-index="73" draw:style-name="gr5" draw:text-style-name="P7" svg:width="0.2398in" svg:height="0.126in" svg:x="4.4417in" svg:y="6.7673in"><draw:text-box><text:p text:style-name="P3"><text:span text:style-name="T4"><text:a xlink:href="python://get_matrix_line(14).get('tarif',%20%22%22)" xlink:type="simple">14</text:a></text:span></text:p></draw:text-box></draw:frame><draw:frame text:anchor-type="paragraph" draw:z-index="74" draw:style-name="gr5" draw:text-style-name="P7" svg:width="1.4953in" svg:height="0.1835in" svg:x="0.911in" svg:y="5.7138in"><draw:text-box><text:p text:style-name="P10"><text:span text:style-name="T4"><text:a xlink:href="python://get_matrix_line(9).get('tax_code_name',%20%22%22)" xlink:type="simple">LAIN_9</text:a></text:span></text:p></draw:text-box></draw:frame><draw:frame text:anchor-type="paragraph" draw:z-index="75" draw:style-name="gr5" draw:text-style-name="P7" svg:width="1.4953in" svg:height="0.1835in" svg:x="0.911in" svg:y="5.911in"><draw:text-box><text:p text:style-name="P10"><text:span text:style-name="T4"><text:a xlink:href="python://get_matrix_line(10).get('tax_code_name',%20%22%22)" xlink:type="simple">LAIN_10</text:a></text:span></text:p></draw:text-box></draw:frame><draw:frame text:anchor-type="paragraph" draw:z-index="76" draw:style-name="gr5" draw:text-style-name="P7" svg:width="1.4953in" svg:height="0.1835in" svg:x="0.911in" svg:y="6.1in"><draw:text-box><text:p text:style-name="P10"><text:span text:style-name="T4"><text:a xlink:href="python://get_matrix_line(11).get('tax_code_name',%20%22%22)" xlink:type="simple">LAIN_11</text:a></text:span></text:p></draw:text-box></draw:frame><draw:frame text:anchor-type="paragraph" draw:z-index="77" draw:style-name="gr5" draw:text-style-name="P7" svg:width="1.4953in" svg:height="0.1835in" svg:x="0.911in" svg:y="6.3008in"><draw:text-box><text:p text:style-name="P10"><text:span text:style-name="T4"><text:a xlink:href="python://get_matrix_line(12).get('tax_code_name',%20%22%22)" xlink:type="simple">LAIN_12</text:a></text:span></text:p></draw:text-box></draw:frame><draw:frame text:anchor-type="paragraph" draw:z-index="78" draw:style-name="gr5" draw:text-style-name="P7" svg:width="1.4953in" svg:height="0.1835in" svg:x="0.911in" svg:y="6.5016in"><draw:text-box><text:p text:style-name="P10"><text:span text:style-name="T4"><text:a xlink:href="python://get_matrix_line(13).get('tax_code_name',%20%22%22)" xlink:type="simple">LAIN_13</text:a></text:span></text:p></draw:text-box></draw:frame><draw:frame text:anchor-type="paragraph" draw:z-index="79" draw:style-name="gr5" draw:text-style-name="P7" svg:width="1.4953in" svg:height="0.1835in" svg:x="0.911in" svg:y="6.702in"><draw:text-box><text:p text:style-name="P10"><text:span text:style-name="T4"><text:a xlink:href="python://get_matrix_line(14).get('tax_code_name',%20%22%22)" xlink:type="simple">LAIN_14</text:a></text:span></text:p></draw:text-box></draw:frame><draw:frame text:anchor-type="paragraph" draw:z-index="80" draw:style-name="gr5" draw:text-style-name="P7" svg:width="1.565in" svg:height="0.1835in" svg:x="2.5063in" svg:y="7.1201in"><draw:text-box><text:p text:style-name="P8"><text:span text:style-name="T4"><text:a xlink:href="python://formatLang(get_total_bruto())" xlink:type="simple">TOTAL BRUTO</text:a></text:span></text:p></draw:text-box></draw:frame><draw:frame text:anchor-type="paragraph" draw:z-index="81" draw:style-name="gr5" draw:text-style-name="P7" svg:width="1.5776in" svg:height="0.1835in" svg:x="5.6917in" svg:y="7.1256in"><draw:text-box><text:p text:style-name="P8"><text:span text:style-name="T4"><text:a xlink:href="python://formatLang(get_total_pph())" xlink:type="simple">TOTAL PPH</text:a></text:span></text:p></draw:text-box></draw:frame><draw:frame text:anchor-type="paragraph" draw:z-index="82" draw:style-name="gr4" draw:text-style-name="P7" svg:width="6.1169in" svg:height="0.1835in" svg:x="0.9016in" svg:y="7.3291in"><draw:text-box><text:p text:style-name="P11"><text:span text:style-name="T5"><text:a xlink:href="python://get_terbilang(o.total_tax)" xlink:type="simple">TERBILANG</text:a></text:span></text:p></draw:text-box></draw:frame><draw:frame text:anchor-type="paragraph" draw:z-index="133" draw:style-name="gr5" draw:text-style-name="P7" svg:width="2.0969in" svg:height="0.1835in" svg:x="4.2984in" svg:y="9.8307in"><draw:text-box><text:p text:style-name="P3"><text:span text:style-name="T4"><text:a xlink:href="python://o.ttd_id.name" xlink:type="simple">TTD</text:a></text:span></text:p></draw:text-box></draw:frame><draw:frame text:anchor-type="paragraph" draw:z-index="134" draw:style-name="gr5" draw:text-style-name="P7" svg:width="0.9197in" svg:height="0.1835in" svg:x="3.9807in" svg:y="7.698in"><draw:text-box><text:p text:style-name="P3"><text:span text:style-name="T4"><text:a xlink:href="python://o.date%20and%20(time.strftime('%25d',%20time.strptime(o.date,%20'%25Y-%25m-%25d')))%20or%20''" xlink:type="simple">DATE</text:a></text:span></text:p></draw:text-box></draw:frame><draw:frame text:anchor-type="paragraph" draw:z-index="135" draw:style-name="gr5" draw:text-style-name="P7" svg:width="1.0303in" svg:height="0.1835in" svg:x="4.9902in" svg:y="7.6866in"><draw:text-box><text:p text:style-name="P3"><text:span text:style-name="T4"><text:a xlink:href="python://o.date%20and%20(time.strftime('%25B',%20time.strptime(o.date,%20'%25Y-%25m-%25d')))%20or%20''" xlink:type="simple">MONTH</text:a></text:span></text:p></draw:text-box></draw:frame><draw:frame text:anchor-type="paragraph" draw:z-index="136" draw:style-name="gr5" draw:text-style-name="P7" svg:width="0.3142in" svg:height="0.1835in" svg:x="6.3756in" svg:y="7.7035in"><draw:text-box><text:p text:style-name="P3"><text:span text:style-name="T4"><text:a xlink:href="python://o.date%20and%20(time.strftime('%25Y',%20time.strptime(o.date,%20'%25Y-%25m-%25d')))[2:]%20or%20''" xlink:type="simple">YEAR</text:a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4701in" fo:margin-bottom="0.3902in" fo:margin-left="0.4701in" fo:margin-right="0.3902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 xlink:href="Pictures/100000000000086000000CF1A9E0A11E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1:23:59.572226078</meta:creation-date>
    <dc:date>2017-07-30T07:19:43.194085645</dc:date>
    <meta:editing-duration>PT9H37M21S</meta:editing-duration>
    <meta:editing-cycles>116</meta:editing-cycles>
    <meta:generator>LibreOffice/4.2.8.2$Linux_x86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